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Inven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">
            <text:p>22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9]+[.F11]+[.H10]" office:value-type="percentage" office:value="0.065">
            <text:p>6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23.5567796136878">
            <text:p>$23,56</text:p>
          </table:table-cell>
          <table:table-cell table:style-name="ce13" table:formula="of:=[.G2]/1.07" office:value-type="currency" office:currency="EUR" office:value="22.0156818819512">
            <text:p>22,0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575">
            <text:p>57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7.8019271085052">
            <text:p>$17,80</text:p>
          </table:table-cell>
          <table:table-cell table:style-name="ce14" table:formula="of:=[.G3]/1.07" office:value-type="currency" office:currency="EUR" office:value="16.6373150546778">
            <text:p>16,6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7.0188847972934">
            <text:p>17,0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05">
            <text:p>10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4.0884727263163">
            <text:p>$14,09</text:p>
          </table:table-cell>
          <table:table-cell table:style-name="ce15" table:formula="of:=[.G4]/1.07" office:value-type="currency" office:currency="EUR" office:value="13.1667969404825">
            <text:p>13,17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0.82">
            <text:p>$0,82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352">
            <text:p>3,52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47619047619048">
            <text:p>5,48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1,6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Schwache Mieter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6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6:25.59</dc:date>
    <dc:creator>aaa </dc:creator>
    <meta:editing-duration>P2DT18H6M28S</meta:editing-duration>
    <meta:editing-cycles>48</meta:editing-cycles>
    <meta:generator>OpenOffice/4.1.5$Win32 OpenOffice.org_project/415m1$Build-9789</meta:generator>
    <meta:document-statistic meta:table-count="5" meta:cell-count="616" meta:object-count="0"/>
  </office:meta>
</office:document-meta>
</file>